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2" svg:font-family="Tahoma"/>
    <style:font-face style:name="Courier 10 Pitch" svg:font-family="'Courier 10 Pitch'" style:font-pitch="fixed"/>
    <style:font-face style:name="Monospace" svg:font-family="Monospace"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style:font-face style:name="Lucida Sans Unicode2"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start" style:justify-single-word="false" fo:padding="0cm" fo:border-left="none" fo:border-right="none" fo:border-top="0.002cm solid #000000" fo:border-bottom="none" style:shadow="none"/>
    </style:style>
    <style:style style:name="P2" style:family="paragraph" style:parent-style-name="Frame_20_contents">
      <style:paragraph-properties fo:text-align="start" style:justify-single-word="false"/>
    </style:style>
    <style:style style:name="P3" style:family="paragraph" style:parent-style-name="Frame_20_contents">
      <style:paragraph-properties fo:text-align="center" style:justify-single-word="false"/>
    </style:style>
    <style:style style:name="P4" style:family="paragraph" style:parent-style-name="Horizontal_20_Line">
      <style:text-properties style:use-window-font-color="true" style:font-name="Arial"/>
    </style:style>
    <style:style style:name="P5" style:family="paragraph" style:parent-style-name="Textkörper.noindent">
      <style:paragraph-properties fo:margin-top="0cm" fo:margin-bottom="0cm"/>
    </style:style>
    <style:style style:name="P6" style:family="paragraph" style:parent-style-name="Textkörper.noindent">
      <style:paragraph-properties fo:margin-top="0cm" fo:margin-bottom="0cm" fo:text-align="justify" style:justify-single-word="false"/>
    </style:style>
    <style:style style:name="P7" style:family="paragraph" style:parent-style-name="Standard">
      <style:paragraph-properties fo:text-align="center" style:justify-single-word="false"/>
      <style:text-properties style:use-window-font-color="true" style:font-name="Arial" fo:font-size="24pt" fo:font-weight="bold" style:font-size-asian="24pt" style:font-weight-asian="bold" style:font-size-complex="24pt" style:font-weight-complex="bold"/>
    </style:style>
    <style:style style:name="P8" style:family="paragraph" style:parent-style-name="Standard">
      <style:paragraph-properties fo:text-align="center" style:justify-single-word="false"/>
      <style:text-properties style:use-window-font-color="true" style:font-name="Arial" fo:font-size="12pt" fo:font-weight="normal"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style:use-window-font-color="true" style:font-name="Arial" fo:font-size="32pt" fo:font-weight="normal" style:font-size-asian="32pt" style:font-weight-asian="normal" style:font-size-complex="32pt" style:font-weight-complex="normal"/>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3a3935" style:font-name="Courier 10 Pitch" fo:font-size="10pt" style:font-name-asian="Monospace" style:font-size-asian="10pt" style:font-name-complex="Monospace" style:font-size-complex="10pt"/>
    </style:style>
    <style:style style:name="P11" style:family="paragraph" style:parent-style-name="Standard">
      <style:paragraph-properties fo:margin-left="0cm" fo:margin-right="0cm" fo:text-align="start" style:justify-single-word="false" fo:text-indent="0cm" style:auto-text-indent="false" style:text-autospace="none"/>
      <style:text-properties style:font-name="Courier 10 Pitch" fo:font-size="10pt" style:font-size-asian="10pt" style:font-size-complex="10pt"/>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Courier 10 Pitch" fo:font-size="10pt" style:font-name-asian="Monospace" style:font-size-asian="10pt" style:font-name-complex="Monospace" style:font-size-complex="10pt"/>
    </style:style>
    <style:style style:name="P13" style:family="paragraph" style:parent-style-name="Standard">
      <style:paragraph-properties fo:margin-left="0cm" fo:margin-right="0cm" fo:text-align="start" style:justify-single-word="false" fo:text-indent="0cm" style:auto-text-indent="false" style:text-autospace="none"/>
      <style:text-properties style:font-name="Courier 10 Pitch" fo:font-size="10pt" fo:background-color="transparent" style:font-name-asian="Monospace" style:font-size-asian="10pt" style:font-name-complex="Monospace" style:font-size-complex="10pt"/>
    </style:style>
    <style:style style:name="P14" style:family="paragraph" style:parent-style-name="Textkörper.noindent">
      <style:paragraph-properties fo:margin-left="0cm" fo:margin-right="0cm" fo:margin-top="0cm" fo:margin-bottom="0cm" fo:text-align="end" style:justify-single-word="false" fo:text-indent="0cm" style:auto-text-indent="false" style:text-autospace="none"/>
      <style:text-properties style:use-window-font-color="true" fo:background-color="transparent"/>
    </style:style>
    <style:style style:name="P15" style:family="paragraph" style:parent-style-name="Textkörper.noindent">
      <style:paragraph-properties fo:text-align="start" style:justify-single-word="false"/>
    </style:style>
    <style:style style:name="P16" style:family="paragraph" style:parent-style-name="Textkörper.noindent">
      <style:paragraph-properties fo:margin-top="0cm" fo:margin-bottom="0.212cm" fo:text-align="justify" style:justify-single-word="false"/>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1">
      <style:paragraph-properties fo:margin-top="0cm" fo:margin-bottom="0cm"/>
    </style:style>
    <style:style style:name="P21" style:family="paragraph" style:parent-style-name="Text_20_body" style:list-style-name="L2">
      <style:paragraph-properties fo:margin-top="0cm" fo:margin-bottom="0cm"/>
    </style:style>
    <style:style style:name="P22" style:family="paragraph" style:parent-style-name="Text_20_body" style:list-style-name="L3">
      <style:paragraph-properties fo:margin-top="0cm" fo:margin-bottom="0cm"/>
    </style:style>
    <style:style style:name="P23" style:family="paragraph" style:parent-style-name="Standard" style:master-page-name="First_20_Page">
      <style:paragraph-properties fo:text-align="center" style:justify-single-word="false" style:page-number="auto"/>
      <style:text-properties style:use-window-font-color="true" style:font-name="Arial" fo:font-size="24pt" fo:font-weight="bold" style:font-size-asian="24pt" style:font-weight-asian="bold" style:font-size-complex="24pt" style:font-weight-complex="bold"/>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8080" style:font-name="Monospace" fo:font-size="8pt" style:font-name-asian="Monospace" style:font-size-asian="8pt" style:font-name-complex="Monospace" style:font-size-complex="8pt"/>
    </style:style>
    <style:style style:name="P25" style:family="paragraph" style:parent-style-name="Standard">
      <style:paragraph-properties fo:text-align="end" style:justify-single-word="false"/>
      <style:text-properties fo:color="#000000" style:font-name="Arial" style:font-name-asian="Monospace" style:font-name-complex="Monospace"/>
    </style:style>
    <style:style style:name="P26" style:family="paragraph" style:parent-style-name="Standard">
      <style:paragraph-properties fo:text-align="end" style:justify-single-word="false"/>
      <style:text-properties fo:color="#000000" style:font-name="Times New Roman" style:font-name-asian="Monospace" style:font-name-complex="Monospac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color="#000000"/>
    </style:style>
    <style:style style:name="T4" style:family="text">
      <style:text-properties fo:color="#000000" style:font-name-asian="Monospace" style:font-name-complex="Monospace"/>
    </style:style>
    <style:style style:name="T5" style:family="text">
      <style:text-properties fo:color="#7f0055" fo:font-weight="bold" style:font-weight-asian="bold" style:font-weight-complex="bold"/>
    </style:style>
    <style:style style:name="T6" style:family="text">
      <style:text-properties fo:color="#7f0055" fo:font-weight="bold" style:font-name-asian="Monospace" style:font-weight-asian="bold" style:font-name-complex="Monospace" style:font-weight-complex="bold"/>
    </style:style>
    <style:style style:name="T7" style:family="text">
      <style:text-properties fo:color="#0000c0"/>
    </style:style>
    <style:style style:name="T8" style:family="text">
      <style:text-properties fo:color="#2a00ff"/>
    </style:style>
    <style:style style:name="T9" style:family="text">
      <style:text-properties fo:font-size="12pt" style:font-size-asian="12pt" style:font-size-complex="12pt"/>
    </style:style>
    <style:style style:name="T10" style:family="text">
      <style:text-properties fo:color="#3a3935"/>
    </style:style>
    <style:style style:name="T11" style:family="text">
      <style:text-properties fo:color="#3a3935" style:text-underline-style="none"/>
    </style:style>
    <style:style style:name="T12" style:family="text">
      <style:text-properties fo:color="#3a3935" style:font-name-asian="Monospace" style:font-name-complex="Monospace"/>
    </style:style>
    <style:style style:name="T13" style:family="text">
      <style:text-properties fo:color="#3a3935" fo:font-weight="bold" style:font-weight-asian="bold" style:font-weight-complex="bold"/>
    </style:style>
    <style:style style:name="T14" style:family="text">
      <style:text-properties fo:color="#3a3935" style:font-name="Times New Roman" fo:font-size="12pt" fo:font-style="italic" style:font-name-asian="Monospace" style:font-size-asian="12pt" style:font-name-complex="Monospace" style:font-size-complex="12pt"/>
    </style:style>
    <style:style style:name="T15" style:family="text">
      <style:text-properties fo:color="#008080"/>
    </style:style>
    <style:style style:name="T16" style:family="text">
      <style:text-properties fo:color="#3f7f7f"/>
    </style:style>
    <style:style style:name="T17" style:family="text">
      <style:text-properties style:text-underline-style="none"/>
    </style:style>
    <style:style style:name="fr1" style:family="graphic" style:parent-style-name="Frame">
      <style:graphic-properties style:run-through="foreground" style:wrap="none" style:vertical-pos="top" style:vertical-rel="paragraph-content"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sourcecode">
      <style:graphic-properties style:vertical-pos="top" style:vertical-rel="paragraph-content" style:horizontal-pos="center" style:horizontal-rel="paragraph"/>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doku.php">
          <form:properties>
            <form:property form:property-name="PropertyChangeNotificationEnabled" office:value-type="boolean" office:boolean-value="true"/>
          </form:properties>
          <form:hidden form:name="do" form:control-implementation="ooo:com.sun.star.form.component.HiddenControl" form:id="control1" form:value="edit"/>
          <form:hidden form:name="lines" form:control-implementation="ooo:com.sun.star.form.component.HiddenControl" form:id="control2" form:value="1-45"/>
          <form:hidden form:name="rev" form:control-implementation="ooo:com.sun.star.form.component.HiddenControl" form:id="control3" form:value="1222330720"/>
          <form:hidden form:name="id" form:control-implementation="ooo:com.sun.star.form.component.HiddenControl" form:id="control4" form:value="fips:wiki:howtocreatescreenshots"/>
        </form:form>
        <form:form form:name="unnamed1" form:apply-filter="true" form:method="post" form:control-implementation="ooo:com.sun.star.form.component.Form" office:target-frame="" xlink:href="../../../../../../doku.php">
          <form:properties>
            <form:property form:property-name="PropertyChangeNotificationEnabled" office:value-type="boolean" office:boolean-value="true"/>
          </form:properties>
          <form:hidden form:name="do" form:control-implementation="ooo:com.sun.star.form.component.HiddenControl" form:id="control5" form:value="edit"/>
          <form:hidden form:name="lines" form:control-implementation="ooo:com.sun.star.form.component.HiddenControl" form:id="control6" form:value="46-116"/>
          <form:hidden form:name="rev" form:control-implementation="ooo:com.sun.star.form.component.HiddenControl" form:id="control7" form:value="1222330720"/>
          <form:hidden form:name="id" form:control-implementation="ooo:com.sun.star.form.component.HiddenControl" form:id="control8" form:value="fips:wiki:howtocreatescreenshots"/>
        </form:form>
        <form:form form:name="unnamed2" form:apply-filter="true" form:method="post" form:control-implementation="ooo:com.sun.star.form.component.Form" office:target-frame="" xlink:href="../../../../../../doku.php">
          <form:properties>
            <form:property form:property-name="PropertyChangeNotificationEnabled" office:value-type="boolean" office:boolean-value="true"/>
          </form:properties>
          <form:hidden form:name="do" form:control-implementation="ooo:com.sun.star.form.component.HiddenControl" form:id="control9" form:value="edit"/>
          <form:hidden form:name="lines" form:control-implementation="ooo:com.sun.star.form.component.HiddenControl" form:id="control10" form:value="117-570"/>
          <form:hidden form:name="rev" form:control-implementation="ooo:com.sun.star.form.component.HiddenControl" form:id="control11" form:value="1222330720"/>
          <form:hidden form:name="id" form:control-implementation="ooo:com.sun.star.form.component.HiddenControl" form:id="control12" form:value="fips:wiki:howtocreatescreenshots"/>
        </form:form>
        <form:form form:name="unnamed3" form:apply-filter="true" form:method="post" form:control-implementation="ooo:com.sun.star.form.component.Form" office:target-frame="" xlink:href="../../../../../../doku.php">
          <form:properties>
            <form:property form:property-name="PropertyChangeNotificationEnabled" office:value-type="boolean" office:boolean-value="true"/>
          </form:properties>
          <form:hidden form:name="do" form:control-implementation="ooo:com.sun.star.form.component.HiddenControl" form:id="control13" form:value="edit"/>
          <form:hidden form:name="lines" form:control-implementation="ooo:com.sun.star.form.component.HiddenControl" form:id="control14" form:value="571-802"/>
          <form:hidden form:name="rev" form:control-implementation="ooo:com.sun.star.form.component.HiddenControl" form:id="control15" form:value="1222330720"/>
          <form:hidden form:name="id" form:control-implementation="ooo:com.sun.star.form.component.HiddenControl" form:id="control16" form:value="fips:wiki:howtocreatescreenshot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Separates Deployment von </text:p>
      <text:p text:style-name="P7">Produktdaten </text:p>
      <text:p text:style-name="P8">[Cornelius Dirmeier]</text:p>
      <text:p text:style-name="P9"><text:span text:style-name="T9">(Dokumentversion </text:span><text:span text:style-name="T9"><text:editing-cycles>31</text:editing-cycles></text:span><text:span text:style-name="T9">)</text:span></text:p>
      <text:p text:style-name="P4"/>
      <text:h text:style-name="Heading_20_1" text:outline-level="1">Einleitung</text:h>
      <text:p text:style-name="Textkörper.noindent">Faktor-IPS verwaltet Produktdaten während der Produktentwicklung in XML Dateien. Zur Laufzeit liegen die Produktdaten in XML-Ressourcen vor, Formeln werden in Java-Klassen generiert. Die XML-Ressourcen werden meist in Bibliotheken (z.B. JAR-Dateien) zusammengefasst. Um die Produktdaten zu laden müssen sie zur Laufzeit im Classpath der Applikation verfügbar sein. Innerhalb einer Applikation kann auf die Produktdaten über ein Runtime Repository (z.B. <text:span text:style-name="T1">ClassloaderRuntimeRepository</text:span>) zugegriffen werden. Diese Aufteilung wird in Abbildung 1 verdeutlicht. </text:p>
      <text:p text:style-name="P6"><draw:frame draw:style-name="fr1" draw:name="Rahmen1" text:anchor-type="paragraph" svg:width="16.999cm" style:rel-width="100%" draw:z-index="0"><draw:text-box fo:min-height="8.137cm"><text:p text:style-name="P3"><draw:frame draw:style-name="fr4" draw:name="Grafik2" text:anchor-type="as-char" svg:y="-3.858cm" svg:width="10.121cm" svg:height="6.608cm" draw:z-index="1"><draw:image xlink:href="../pics/old_architecture.png" xlink:type="simple" xlink:show="embed" xlink:actuate="onLoad"/></draw:frame></text:p><text:p text:style-name="P2">Abbildung 1: Bisher wurden Programmcode und Produktdaten in einer gemeinsamen Applikation ausgeliefert</text:p></draw:text-box></draw:frame>Da sowohl Programmcode als auch Produktdaten als Dateien vorliegen, können sie zusammen in einem Werkzeug wie CVS oder Subversion gespeichert werden. Eine fertige Version von Programmcode und Produktdaten wird dann in eine Zielumgebung transportiert. Im JavaEE Umfeld wird dazu ein Enterprise Archive (EAR) bzw. ein Web Application Archive (WAR) erzeugt. </text:p>
      <text:p text:style-name="Textkörper.noindent">Werden die Produktdaten verändert oder erweitert muss dieses Archiv ausgetauscht werden. Da Produktdaten und Programmcode eine Einheit bilden, muss auch der Programmcode neu ausgeliefert werden. </text:p>
      <text:p text:style-name="Textkörper.noindent">Ziel des separaten Deployments von Produktdaten ist es, bei einer Änderung der Produktdaten nur die XML-Ressourcen auszutauschen ohne den Programmcode neu ausliefern zu müssen. Die dabei auftretenden Herausforderungen und die daraus entwickelten Lösungen werden in diesem Dokument vorgestellt. </text:p>
      <text:h text:style-name="Heading_20_1" text:outline-level="1"><text:bookmark text:name="x1-2000"/>Herausforderungen</text:h>
      <text:p text:style-name="Textkörper.noindent">In diesem Kapitel werden die Probleme, die sich auf dem Weg zum getrennten Deployment von <text:soft-page-break/>Produktdaten ergaben aufgezeigt. Im darauf folgenden Kapitel wird zu jedem Problem die entwickelte Lösung präsentiert.</text:p>
      <text:h text:style-name="Heading_20_2" text:outline-level="2">1 <text:bookmark text:name="x1-30001"/>Runtime Repository</text:h>
      <text:p text:style-name="Textkörper.noindent">Für den Zugriff auf die Produktdaten steht in Faktor-IPS zur Laufzeit das Interface <text:span text:style-name="T1">IRuntimeRepository </text:span>zur Verfügung. Wie bereits einleitend erwähnt wird meist die Implementierung <text:span text:style-name="T1">ClassloaderRuntimeRepository </text:span>verwendet. Dieses lädt die Produktdaten über den Klassenpfad als Ressourcen. </text:p>
      <text:p text:style-name="Textkörper.noindent">Um die Produktdaten unabhängig vom Programmcode zu halten muss zunächst ein Repository entwickelt werden, dass die Produktdaten unabhängig vom Klassenpfad der Applikation laden kann. Die später vorgestellte Lösung greift dazu auf einen J2EE Service (EJB 3.0 Stateless Session Bean) zu; die Verwendung einer Datenbank ist ohne großen Aufwand möglich. </text:p>
      <text:h text:style-name="Heading_20_2" text:outline-level="2">2 <text:bookmark text:name="x1-40002"/>Ausführen von Formeln</text:h>
      <text:p text:style-name="Textkörper.noindent">In Faktor-IPS ist es möglich Formeln in einer einfachen Formelsprache in einem Produktbaustein einzugeben. In den Modellklassen wird lediglich die Signatur der Formel festgelegt, die Berechnungsvorschriften liegen in den Produktdaten. Um diese Formeln zur Laufzeit auszuführen werden sie vom Faktor-IPS-Builder in Java-Code übersetzt. </text:p>
      <text:p text:style-name="Textkörper.noindent">Dazu wird für jede Anpassungsstufe eines Produktbausteins eine Subklasse erzeugt in der die Methode der Formel überschrieben wird. Das Runtime Repository ist so aufgebaut, dass es jeweils die korrekte Implementierung zu einem Produktbaustein lädt. </text:p>
      <text:p text:style-name="Textkörper.noindent"><draw:frame draw:style-name="fr2" draw:name="Rahmen2" text:anchor-type="paragraph" svg:width="16.999cm" style:rel-width="100%" draw:z-index="2"><draw:text-box fo:min-height="0.499cm"><text:p text:style-name="P3"><draw:frame draw:style-name="fr5" draw:name="Grafik3" text:anchor-type="as-char" svg:width="12.786cm" svg:height="5.286cm" draw:z-index="3"><draw:image xlink:href="../pics/subclassing.png" xlink:type="simple" xlink:show="embed" xlink:actuate="onLoad"/></draw:frame></text:p><text:p text:style-name="P15">Abbildung 2: Für jeden Produktbaustein wird eine Subclass angelegt, in der die übersetzte Formel implementiert ist (Beispiel aus Faktor-IPS Tutorial Teil 2)</text:p></draw:text-box></draw:frame>Werden nun die Produktdaten durch einen separaten Service abgerufen, muss nach diesem Ansatz auch die Implementierung über den Service abgerufen werden. Ändert sich in einer neuen Version der Produktdaten eine Formel, muss auch die Implementierung ausgetauscht werden. Der Classloader von Java sieht jedoch keinen Austausch von Klassen während des Betriebs vor. Anpassungen am Classloader sind im J2EE Umfeld durch die EJB Spezifikation verboten. </text:p>
      <text:p text:style-name="Textkörper.noindent">Eine Herausforderung im separaten Deployment ist es daher, die Formeln nicht wie bisher in Subklassen zu kompilieren sondern zur Laufzeit zu interpretieren. Die Produktdaten werden dadurch frei von Programmcode. </text:p>
      <text:h text:style-name="Heading_20_2" text:outline-level="2"><text:soft-page-break/>3 <text:bookmark text:name="x1-50003"/>Konsistenter Zustand der Daten während einer Anfrage</text:h>
      <text:p text:style-name="Textkörper.noindent">Mit dem Separaten Deployment von Produktdaten soll es möglich sein, ohne Unterbrechung der Anwendung neue Produktdaten auszuliefern. Im Fall eines EJB Services wird also der Service, der die Produktdaten bereitstellt, per Hot-Deployment ausgetauscht. </text:p>
      <text:p text:style-name="Textkörper.noindent">Nehmen wir an, ein <text:span text:style-name="T2">Client</text:span><text:span text:style-name="T2"><text:note text:id="ftn1" text:note-class="footnote"><text:note-citation>1</text:note-citation><text:note-body><text:p text:style-name="Footnote">Als Client bezeichnen wir ein Programm, das Produktdaten abruft – also der Client des Runtime Repositories</text:p></text:note-body></text:note></text:span> möchte Produktdaten verarbeiten. Dazu muss er im Allgemeinen eine Reihe von Anfragen an das Repository senden: z.B. fordert der Client einen Produktbaustein an, dann die aktuell gültige Generation und daraufhin alle assoziierten Produktbausteine. Für den Client ist dabei wichtig, dass er innerhalb seiner Anfrage auf einem konsistenten Datenstand arbeitet. Im Beispiel in Abbildung 3 wurden vom <text:span text:style-name="T1">Client</text:span>1 bereits die Produktdaten <text:span text:style-name="T1">P</text:span>1 und <text:span text:style-name="T1">D</text:span>1 geladen. Dann wurden die Produktdaten ausgetauscht. Ruft der Client nun das Objekt <text:span text:style-name="T1">D</text:span>2 ab, muss darauf geachtet werden, dass er nicht das neue Objekt <text:span text:style-name="T1">D</text:span>2′ erhält. Das Repository muss entweder in der Lage sein, weiterhin die alten Daten auszuliefern (z.B. wenn die Daten noch im Cache liegen) oder eine Exception werfen, damit der Client die Abfrage abbricht. </text:p>
      <text:p text:style-name="Textkörper.noindent"><draw:frame draw:style-name="fr2" draw:name="Rahmen3" text:anchor-type="paragraph" svg:width="16.999cm" style:rel-width="100%" draw:z-index="4"><draw:text-box fo:min-height="0.499cm"><text:p text:style-name="P3"><draw:frame draw:style-name="fr5" draw:name="Grafik4" text:anchor-type="as-char" svg:width="13.074cm" svg:height="7.953cm" draw:z-index="5"><draw:image xlink:href="../pics/concurrent_access.png" xlink:type="simple" xlink:show="embed" xlink:actuate="onLoad"/></draw:frame></text:p><text:p text:style-name="P15">Abbildung 3: Während der Anfrage von Client 1 wurden die Produktdaten ausgetauscht. Client 1 muss eine Exception erhalten, Client 2 kann mit den neuen Daten arbeiten</text:p></draw:text-box></draw:frame><text:span text:style-name="T1">Client</text:span>2 beginnt dagegen seine Anfrage erst nachdem die Produktdaten ausgetauscht wurden. Für ihn soll es kein Problem sein, das Objekt <text:span text:style-name="T1">D</text:span>2 anzufordern. Das Runtime Repository muss daher wissen, welche Clients bereits mit den neuen Daten arbeiten und welche auf dem alten Stand sind. </text:p>
      <text:h text:style-name="Heading_20_1" text:outline-level="1"><text:bookmark text:name="x1-60003"/>Lösungen</text:h>
      <text:h text:style-name="Heading_20_2" text:outline-level="2">1 <text:bookmark text:name="x1-70001"/>Überblick der Architektur</text:h>
      <text:p text:style-name="Textkörper.noindent">Um die im folgenden vorgestellte Lösung zu verwenden, werden die Runtime Addons<text:note text:id="ftn2" text:note-class="footnote"><text:note-citation>2</text:note-citation><text:note-body><text:p text:style-name="Footnote">Dateiname des Archivs: faktorips-runtime-addons-[version].zip </text:p></text:note-body></text:note> von Faktor-IPS benötigt. Das Archiv kann über die Download-Site<text:bookmark text:name="x1-7002f3"/><text:note text:id="ftn3" text:note-class="footnote"><text:note-citation>3</text:note-citation><text:note-body><text:p text:style-name="Footnote">http://update.faktorzehn.org/faktorips/cgi/download.pl?subfolder=v3 </text:p></text:note-body></text:note> heruntergeladen werden. </text:p>
      <text:p text:style-name="Textkörper.noindent">Wie bereits in der Einleitung erwähnt, betrachten wir die Auslieferung in einem Java EE Umfeld. Die verschiedenen Programmteile werden als Services implementiert und in einem EAR <text:soft-page-break/>ausgeliefert. </text:p>
      <text:p text:style-name="Textkörper.noindent">Wie bisher wird der Programmcode mit den Modellklassen in einem Archiv gekapselt. Anstatt des <text:span text:style-name="T1">ClassloaderRuntimeRepositorie</text:span>s wird eine neue Implementierung des Interfaces <text:span text:style-name="T1">IRuntimeRepository </text:span>verwendet: das <text:span text:style-name="T1">DerivedContentRuntimeRepository</text:span>. Dieses ruft zum Laden der Produktdaten einen separaten Service auf, den Product-Data-Service. Im Klassenpfad des Product-Data-Service sind die Produktdaten weiterhin als XML-Ressourcen enthalten und können vom Service als Ressourcen geladen werden. </text:p>
      <text:p text:style-name="Textkörper.noindent"><draw:frame draw:style-name="fr2" draw:name="Rahmen4" text:anchor-type="paragraph" svg:width="16.999cm" style:rel-width="100%" draw:z-index="6"><draw:text-box fo:min-height="0.499cm"><text:p text:style-name="P3"><draw:frame draw:style-name="fr5" draw:name="Grafik5" text:anchor-type="as-char" svg:width="6.325cm" svg:height="7.519cm" draw:z-index="7"><draw:image xlink:href="../pics/service_architecture.png" xlink:type="simple" xlink:show="embed" xlink:actuate="onLoad"/></draw:frame></text:p><text:p text:style-name="Textkörper.noindent">Abbildung 4: Die Produktdaten werden in einem separaten Service ausgeliefert der vom Runtime Repository verwendet wird</text:p></draw:text-box></draw:frame>Der Product-Data-Service wird als Stateless Session Bean (SLSB) implementiert. Die Produktdaten werden als XML-Ressourcen geladen, der Inhalt wird an das Runtime Repository übergeben. Die Instantiierung findet weiterhin im Runtime Repository statt. </text:p>
      <text:h text:style-name="Heading_20_2" text:outline-level="2">2 <text:bookmark text:name="x1-80002"/>Interpretation von Formeln</text:h>
      <text:p text:style-name="Textkörper.noindent">Anstatt die Formeln als Java-Code in Subklassen zu generieren kann der Java-Code der übersetzten Formel ab Version 3.0 auch direkt in die XML Dateien der Produktdaten geschrieben werden. Diese Option wird in den Einstellungen für den Faktor-IPS Code Generator unter der Option „Formula Compiling“ eingestellt. Als Standard wird der Java-Code sowohl in Subklassen als auch in das XML geschrieben - zur Laufzeit kann damit sowohl das alte als auch das neue Runtime Repository verwendet werden. </text:p>
      <text:p text:style-name="Textkörper.noindent">Zur Laufzeit wird der Java-Code aus den XML-Dateien gelesen und von Groovy<text:bookmark text:name="x1-8001f4"/><text:note text:id="ftn4" text:note-class="footnote"><text:note-citation>4</text:note-citation><text:note-body><text:p text:style-name="Footnote">http://groovy.codehaus.org/, ab Version 1.6.0 </text:p></text:note-body></text:note> ausgeführt. Die Produktdaten enthalten dadurch keine Java Klassen und sind damit unabhängig vom Classloader der Applikation. </text:p>
      <text:h text:style-name="Heading_20_2" text:outline-level="2">3 <text:bookmark text:name="x1-90003"/>Konsistenter Zustand der Daten während einer Anfrage</text:h>
      <text:p text:style-name="Textkörper.noindent">Um innerhalb einer Anfrage einen konsistenten Datenstand zu gewährleisten, ist es notwendig, dass ein Client den Beginn seiner Anfrage ankündigt. Nach dem optimistischen Locking Verfahren kann die Anfrage abgearbeitet werden bis es zu einem Fehler kommt. Wenn ein Fehler auftritt muss die Anfrage verworfen und evtl. neu gestartet werden. Da der Austausch von Produktdaten nicht <text:soft-page-break/>besonders oft auftritt, ist das optimistische Locking Verfahren völlig ausreichend. </text:p>
      <text:p text:style-name="Textkörper.noindent">Um dieses Locking zu realisieren wird ein Runtime Repository Manager eingeführt. Jeder Client erhält zunächst anstatt des Runtime Reposiories einen Manager. Möchte ein Client eine neue Anfrage starteten, ruft er die Methode <text:span text:style-name="T1">getActualRuntimeRepository</text:span>() am Manager auf. Der Manager liefert daraufhin ein Runtime Repository mit dem der Client auf den aktuell gültigen Produktdaten arbeiten kann. Vor der nächsten Anfrage holt sich der Client erneut das aktuelle Repository. Haben sich die Produktdaten nicht geändert, wird das gleiche Repository zurück gegeben. Dieser Ablauf ist im Sequenzdiagramm in Abbildung 5 abgebildet. </text:p>
      <text:p text:style-name="P5"><text:s/></text:p>
      <text:p text:style-name="Textkörper.noindent"/>
      <text:p text:style-name="Textkörper.noindent"><draw:frame draw:style-name="fr2" draw:name="Rahmen5" text:anchor-type="paragraph" svg:width="16.999cm" style:rel-width="100%" draw:z-index="8"><draw:text-box fo:min-height="0.499cm"><text:p text:style-name="P3"><draw:frame draw:style-name="fr6" draw:name="Grafik6" text:anchor-type="as-char" svg:width="12.831cm" svg:height="11.636cm" draw:z-index="9"><draw:image xlink:href="../pics/clientSequenceEasy.png" xlink:type="simple" xlink:show="embed" xlink:actuate="onLoad"/></draw:frame></text:p><text:p text:style-name="P15">Abbildung 5: Der Client holt sich vor Beginn einer Anfrage das aktuelle Runtime Repository; solange sich keine Daten ändern arbeitet er auf dem gleichen Repository weiter.</text:p></draw:text-box></draw:frame>Werden während der Anfrage die Produktdaten ausgetauscht wirft das Runtime Repository beim nächsten Abruf von Produktdaten eine <text:span text:style-name="T1">DataModifiedRuntimeException</text:span>. Der Client muss daraufhin seine Anfrage verwerfen. </text:p>
      <text:p text:style-name="Textkörper.noindent">Um eine neue Anfrage mit geänderten Produktdaten zu starten wird vom Manager ein neues Repository geholt. Der Manager stellt die geänderten Produktdaten fest und erzezgt ein neues Runtime Repository. Der Client arbeitet nun auf den neuen Produktdaten. Dieses Verhalten ist im Sequenzdiagramm in Abbildung 6 dargestellt. </text:p>
      <text:p text:style-name="P5"><draw:frame draw:style-name="fr2" draw:name="Rahmen6" text:anchor-type="paragraph" svg:width="16.999cm" style:rel-width="100%" draw:z-index="10"><draw:text-box fo:min-height="0.499cm"><text:p text:style-name="P3"><draw:frame draw:style-name="fr5" draw:name="Grafik7" text:anchor-type="as-char" svg:width="13.12cm" svg:height="9.246cm" draw:z-index="11"><draw:image xlink:href="../pics/clientSequenceChange.png" xlink:type="simple" xlink:show="embed" xlink:actuate="onLoad"/></draw:frame></text:p><text:p text:style-name="P15">Abbildung 6: Der Manager stellt fest, dass sich die Produktdaten geändert haben und erstellt ein neues Runtime Repository</text:p></draw:text-box></draw:frame><text:soft-page-break/> </text:p>
      <text:p text:style-name="Textkörper.noindent">Um die Performance der Abfragen zu erhöhen, enthalten Runtime Repositories einen Cache und speichern darin bereits abgefragte Produktdaten. Um die Zahl der Abbrüche beim Austausch von Produktdaten weiter zu verringern wurde das Runtime Repository so entwickelt, dass es nur beim Abruf von nicht gespeicherten Produktdaten einen Fehler wirft - solange der Client nur auf Produktdaten im Cache zugreift, kann er dadurch seine Anfrage zu ende führen. </text:p>
      <text:p text:style-name="Textkörper.noindent">Auch der gleichzeitige Zugriff mehrerer Client ist mit dieser Lösung kein Problem. Lediglich der Abruf des aktuellen Runtime Repositories und der gemeinsam genutzte Cache müssen Threadsicher implementiert werden. </text:p>
      <text:p text:style-name="Textkörper.noindent">In der Client-Implementierung ist es sinnvoll, einen Manager an zentraler Stelle zu konfigurieren, damit alle Clients auf den gleichen Manager zugreifen. Zur Instantiierung des <text:span text:style-name="T1">DetachedContentRuntimeRepositoryManager </text:span>wird ein Builder<text:bookmark text:name="x1-9003f5"/><text:note text:id="ftn5" text:note-class="footnote"><text:note-citation>5</text:note-citation><text:note-body><text:p text:style-name="Footnote">Dieser Builder ist nach Item 2 im Buch <text:span text:style-name="T2">Effective Java</text:span> von Joshua Bloch [1] erstellt und weicht vom bekannten Builder Design Pattern ab. </text:p></text:note-body></text:note> verwendet. Der Builder ist als innere Klasse des Repository Managers realisiert und erwartet eine Implementierung von <text:span text:style-name="T1">IProductDataProviderFactory </text:span>zum instantiieren des Product-Data-Providers. Optional kann man im Builder weitere Voreinstellungen treffen. Insbesondere eine Implementierung von <text:span text:style-name="T1">IFormulaEvaluatorFactory</text:span><text:bookmark text:name="x1-9004f6"/><text:span text:style-name="T1"><text:note text:id="ftn6" text:note-class="footnote"><text:note-citation>6</text:note-citation><text:note-body><text:p text:style-name="Footnote">z.B. GroovyFormulaEvaluatorFactory zur Ausführen der Formeln mit Groovy (in den Addons enthalten) </text:p></text:note-body></text:note></text:span> zum ausführen der Formeln sollte gesetzt werden. Ist der Builder fertig konfiguriert, wird die Methode <text:span text:style-name="T1">build</text:span>() aufgerufen - als Ergebnis erhält man einen <text:span text:style-name="T1">DetachedContentRuntimeRepositoryManager</text:span>. Ein Beispiel zur Instantiierung des Managers wird im Kapitel 5.2 gegeben.</text:p>
      <text:h text:style-name="Heading_20_2" text:outline-level="2">4 <text:bookmark text:name="x1-100003.1"/>Verknüpfen mehrerer Repositories</text:h>
      <text:p text:style-name="Textkörper.noindent">In den meisten Fällen werden Modell- und Produktdaten in mehrere Projekte untergliedert. Für den Zugriff auf die Daten muss zur Laufzeit für jedes dieser Projekte ein eigenes Runtime Repository <text:soft-page-break/>instantiiert werden. Analog zu den Referenzen zwischen den Projekten müssen auch die Runtime Repositories miteinander verbunden werden, um mit einer Abfrage an alle relevanten Daten zu gelangen. </text:p>
      <text:p text:style-name="Textkörper.noindent">Mit der Einführung des Runtime Repository Managers ist es nun Aufgabe des Managers neue Repositories zu erstellen. Es muss damit ebenfalls sichergestellt werden, dass in einem neuen Repository alle notwendigen Verknüpfungen gesetzt sind. Da sich auch in verknüpften Repositories Produktdaten ändern können, muss der Manager außerdem überprüfen, ob sich in einem referenzierten Repository die Daten geändert haben. </text:p>
      <text:p text:style-name="Textkörper.noindent">Um diese Aufgaben zu bewältigen werden die Manager analog zu den Runtime Repositories miteinander verknüpft. Ein Manager kann dadurch alle verbundenen Manager nach dem aktuellen Repository fragen und entsprechend das eigene Repository zusammen bauen. </text:p>
      <text:h text:style-name="Heading_20_2" text:outline-level="2">5 <text:bookmark text:name="x1-110004"/>Beispiel einer Applikation</text:h>
      <text:p text:style-name="Textkörper.noindent">Das folgende Beispiel baut auf den Tutorial Projekten auf. Der Programmcode der Tutorial Projekte kann von http://faktorzehn.org/fips:tutorial runtergeladen werden. </text:p>
      <text:p text:style-name="Textkörper.noindent">Die Implementierung des hier vorgestellten Beispiels kann ebenfall von der Turorial Site runter geladen werden. Der Product Data Service sowie der EJB Product Data Provider liegen auch im Runtime Addons Archiv im Faktor IPS Downloadbereich<text:bookmark text:name="x1-11001f7"/><text:note text:id="ftn7" text:note-class="footnote"><text:note-citation>7</text:note-citation><text:note-body><text:p text:style-name="Footnote">http://update.faktorzehn.org/faktorips/cgi/download.pl?subfolder=v3 </text:p></text:note-body></text:note> bereit. </text:p>
      <text:h text:style-name="Heading_20_3" text:outline-level="3">5.1 <text:bookmark text:name="x1-120004.1"/>Beispiel für den ProductDataService</text:h>
      <text:p text:style-name="Textkörper.noindent">Um das neue Runtime Repository zu testen benötigen wir zunächst einen Application Server, in dem der <text:span text:style-name="T1">ProductDataService </text:span>laufen kann. Im Projekt ProductDataServiceDemo wird dazu der Apache OpenEJB<text:bookmark text:name="x1-12001f8"/><text:note text:id="ftn8" text:note-class="footnote"><text:note-citation>8</text:note-citation><text:note-body><text:p text:style-name="Footnote">http://openejb.apache.org </text:p></text:note-body></text:note> Server verwendet. Der Server wird über die Launch-Konfiguration <text:span text:style-name="T1">ProductDataServiceDemo </text:span>(<text:span text:style-name="T1">OpenEJBServer</text:span>) gestartet. Die Konfiguration liegt im Projekt <text:span text:style-name="T1">org.faktorips.tutorial.de.ProductDataServiceDemo</text:span>. Der OpenEJB Server packt automatisch alle Bibliotheken im Classpath und deployd darin enthaltene Services. Im Klassenpfad sind neben dem ProductDataService auch die Produktdaten des Tutorialprojekts <text:span text:style-name="T1">Hausratprodukt </text:span>enthalten. </text:p>
      <text:p text:style-name="P16">Konfiguriert wird der Service im Deployment Descriptor in der Datei <text:span text:style-name="T1">ejb</text:span>-<text:span text:style-name="T1">jar.xml</text:span>. Im Listing 1 ist die Konfiguration aus dem Beispiel abgebildet. Darin wird der Service <text:span text:style-name="T1"><text:s/></text:span><text:span text:style-name="T14">org.faktorips.tutorial.de.productdataservice.ProductDataServiceDemo</text:span><text:span text:style-name="T1"> </text:span>eingestellt, mit dem Element <text:span text:style-name="T1">mapped</text:span>-<text:span text:style-name="T1">name</text:span> wird der JNDI Name angegeben (siehe Abschnitt 5.2). Das TOC-File wird über den Classpath geladen und muss daher im Bundle vorliegen; der Pfad wird im Deployment Descriptor per Injection in die Variable <text:span text:style-name="T1">tocFileName </text:span>gesetzt. </text:p>
      <text:p text:style-name="Textkörper.noindent"><draw:frame draw:style-name="fr3" draw:name="Rahmen7" text:anchor-type="paragraph" fo:min-width="16.999cm" style:rel-width="100%" draw:z-index="12"><draw:text-box fo:min-height="0.499cm"><text:p text:style-name="P12"><text:span text:style-name="T15">&lt;</text:span><text:span text:style-name="T16">ejb-jar</text:span><text:span text:style-name="T15">&gt;</text:span></text:p><text:p text:style-name="P12"><text:span text:style-name="T10"><text:s text:c="2"/></text:span><text:span text:style-name="T15">&lt;</text:span><text:span text:style-name="T16">enterprise-beans</text:span><text:span text:style-name="T15">&gt;</text:span></text:p><text:p text:style-name="P12"><text:span text:style-name="T10"><text:s text:c="4"/></text:span><text:span text:style-name="T15">&lt;</text:span><text:span text:style-name="T16">session</text:span><text:span text:style-name="T15">&gt;</text:span></text:p><text:p text:style-name="P12"><text:span text:style-name="T10"><text:tab/></text:span><text:span text:style-name="T15">&lt;</text:span><text:span text:style-name="T16">ejb-name</text:span><text:span text:style-name="T15">&gt;</text:span></text:p><text:p text:style-name="P12"><text:span text:style-name="T15"><text:tab/> <text:s/></text:span><text:span text:style-name="T10">org.faktorips.tutorial.de.productdataservice.ProductDataServiceDemo</text:span></text:p><text:p text:style-name="P12"><text:span text:style-name="T10"><text:tab/></text:span><text:span text:style-name="T15">&lt;/</text:span><text:span text:style-name="T16">ejb-name</text:span><text:span text:style-name="T15">&gt;</text:span></text:p><text:p text:style-name="P12"><text:span text:style-name="T10"><text:tab/></text:span><text:span text:style-name="T15">&lt;</text:span><text:span text:style-name="T16">mapped-name</text:span><text:span text:style-name="T15">&gt;</text:span><text:span text:style-name="T10">HausratProductDataProviderDemo</text:span><text:span text:style-name="T15">&lt;/</text:span><text:span text:style-name="T16">mapped-name</text:span><text:span text:style-name="T15">&gt;</text:span></text:p><text:p text:style-name="P12"><text:span text:style-name="T10"><text:tab/></text:span><text:span text:style-name="T15">&lt;</text:span><text:span text:style-name="T16">ejb-class</text:span><text:span text:style-name="T15">&gt;</text:span></text:p><text:p text:style-name="P12"><text:span text:style-name="T15"><text:tab/><text:tab/></text:span><text:span text:style-name="T10">org.faktorips.productdataservice.ProductDataService</text:span></text:p><text:p text:style-name="P12"><text:span text:style-name="T10"><text:tab/></text:span><text:span text:style-name="T15">&lt;/</text:span><text:span text:style-name="T16">ejb-class</text:span><text:span text:style-name="T15">&gt;</text:span></text:p><text:p text:style-name="P12"><text:span text:style-name="T10"><text:tab/></text:span><text:span text:style-name="T15">&lt;</text:span><text:span text:style-name="T16">session-type</text:span><text:span text:style-name="T15">&gt;</text:span><text:span text:style-name="T11">Stateless</text:span><text:span text:style-name="T15">&lt;/</text:span><text:span text:style-name="T16">session-type</text:span><text:span text:style-name="T15">&gt;</text:span></text:p><text:p text:style-name="P12"><text:span text:style-name="T10"><text:tab/></text:span><text:span text:style-name="T15">&lt;</text:span><text:span text:style-name="T16">env-entry</text:span><text:span text:style-name="T15">&gt;</text:span></text:p><text:p text:style-name="P12"><text:span text:style-name="T10"><text:tab/><text:tab/></text:span><text:span text:style-name="T15">&lt;</text:span><text:span text:style-name="T16">env-entry-name</text:span><text:span text:style-name="T15">&gt;</text:span><text:span text:style-name="T10">tocFileName</text:span><text:span text:style-name="T15">&lt;/</text:span><text:span text:style-name="T16">env-entry-name</text:span><text:span text:style-name="T15">&gt;</text:span></text:p><text:p text:style-name="P12"><text:span text:style-name="T10"><text:tab/><text:tab/></text:span><text:span text:style-name="T15">&lt;</text:span><text:span text:style-name="T16">env-entry-type</text:span><text:span text:style-name="T15">&gt;</text:span><text:span text:style-name="T10">java.lang.String</text:span><text:span text:style-name="T15">&lt;/</text:span><text:span text:style-name="T16">env-entry-type</text:span><text:span text:style-name="T15">&gt;</text:span></text:p><text:p text:style-name="P12"><text:span text:style-name="T10"><text:tab/><text:tab/></text:span><text:span text:style-name="T15">&lt;</text:span><text:span text:style-name="T16">env-entry-value</text:span><text:span text:style-name="T15">&gt;</text:span></text:p><text:p text:style-name="P10"><text:tab/><text:span text:style-name="T17">org/faktorips/tutorial/produktdaten/internal/faktorips-repository-toc.xml</text:span></text:p><text:p text:style-name="P12"><text:span text:style-name="T10"><text:tab/><text:tab/></text:span><text:span text:style-name="T15">&lt;/</text:span><text:span text:style-name="T16">env-entry-value</text:span><text:span text:style-name="T15">&gt;</text:span></text:p><text:p text:style-name="P12"><text:span text:style-name="T10"><text:tab/><text:tab/></text:span><text:span text:style-name="T15">&lt;</text:span><text:span text:style-name="T16">injection-target</text:span><text:span text:style-name="T15">&gt;</text:span></text:p><text:p text:style-name="P12"><text:span text:style-name="T10"><text:tab/><text:tab/><text:tab/></text:span><text:span text:style-name="T15">&lt;</text:span><text:span text:style-name="T16">injection-target-class</text:span><text:span text:style-name="T15">&gt;</text:span><text:span text:style-name="T10"><text:tab/><text:tab/><text:tab/><text:tab/><text:tab/><text:tab/><text:tab/><text:tab/><text:tab/><text:tab/>org.faktorips.productdataservice.ProductDataService</text:span></text:p><text:p text:style-name="P12"><text:span text:style-name="T10"><text:tab/><text:tab/><text:tab/></text:span><text:span text:style-name="T15">&lt;/</text:span><text:span text:style-name="T16">injection-target-class</text:span><text:span text:style-name="T15">&gt;</text:span></text:p><text:p text:style-name="P12"><text:span text:style-name="T10"><text:tab/><text:tab/><text:tab/></text:span><text:span text:style-name="T15">&lt;</text:span><text:span text:style-name="T16">injection-target-name</text:span><text:span text:style-name="T15">&gt;</text:span><text:span text:style-name="T10">tocFileName</text:span><text:span text:style-name="T15">&lt;/</text:span><text:span text:style-name="T16">injection-target-name</text:span><text:span text:style-name="T15">&gt;</text:span></text:p><text:p text:style-name="P12"><text:span text:style-name="T10"><text:tab/><text:tab/></text:span><text:span text:style-name="T15">&lt;/</text:span><text:span text:style-name="T16">injection-target</text:span><text:span text:style-name="T15">&gt;</text:span></text:p><text:p text:style-name="P12"><text:span text:style-name="T10"><text:tab/></text:span><text:span text:style-name="T15">&lt;/</text:span><text:span text:style-name="T16">env-entry</text:span><text:span text:style-name="T15">&gt;</text:span></text:p><text:p text:style-name="P12"><text:span text:style-name="T10"><text:s text:c="4"/></text:span><text:span text:style-name="T15">&lt;/</text:span><text:span text:style-name="T16">session</text:span><text:span text:style-name="T15">&gt;</text:span></text:p><text:p text:style-name="P12"><text:span text:style-name="T15"><text:s text:c="2"/>&lt;/</text:span><text:span text:style-name="T16">enterprise-beans</text:span><text:span text:style-name="T15">&gt;</text:span></text:p><text:p text:style-name="P12"><text:span text:style-name="T15">&lt;/</text:span><text:span text:style-name="T16">ejb-jar</text:span><text:span text:style-name="T15">&gt;</text:span></text:p><text:p text:style-name="P24"/><text:p text:style-name="P14">Listing 1: Beispiel einer ejb-jar.xml</text:p></draw:text-box></draw:frame><text:soft-page-break/>Wenn weitere Produktdatenprojekte ausgeliefert werden, muss für jedes Projekt ein eigener Service konfiguriert werden - <text:span text:style-name="T1">ejb</text:span>-<text:span text:style-name="T1">name </text:span>und <text:span text:style-name="T1">mapped</text:span>-<text:span text:style-name="T1">name </text:span>müssen sich unterscheiden. </text:p>
      <text:p text:style-name="Textkörper.noindent">Um den Service in einem anderen Application Server auszuliefern, muss der Service zusammen mit den Produktdaten in ein EAR bzw. WAR gepackt werden. Dazu müssen folgende Bibliotheken eingebunden werden: </text:p>
      <text:list xml:id="list38545330" text:style-name="L1">
        <text:list-item>
          <text:p text:style-name="P20">faktorips-runtime.productdataservice.jar </text:p>
        </text:list-item>
        <text:list-item>
          <text:p text:style-name="P20">faktorips-runtime.productdataservice.common.jar </text:p>
        </text:list-item>
        <text:list-item>
          <text:p text:style-name="P20">faktorips-runtime.java5.jar </text:p>
        </text:list-item>
        <text:list-item>
          <text:p text:style-name="P17">Bibliothek mit Produktdaten</text:p>
        </text:list-item>
      </text:list>
      <text:h text:style-name="Heading_20_3" text:outline-level="3">5.2 <text:bookmark text:name="x1-130004.2"/>Beispiel für eine Abfrage</text:h>
      <text:p text:style-name="Textkörper.noindent">Im Projekt <text:span text:style-name="T1">org.faktorips.tutorial.de.ProductDataProviderDemo </text:span>wird eine Abfrage auf den Service im vorherigen Kapitel gestartet. Um das Demoprogramm auszuführen muss der Server <text:span text:style-name="T1">ProductDataServiceDemo </text:span>gestartet sein. </text:p>
      <text:p text:style-name="Textkörper.noindent">Wie in Listing 2 dargestellt wird zunächst der Repository Manager erstellt. In den Properties im InitialContext werden spezifische Einstellungen für den Application Server gesetzt. Dem Konstruktor von EjbProductDataProviderFactory wird neben dem InitialContext der JNDI Name des Service mitgegeben. Der JNDI Name wurde im Deployment Descriptor im Listing 1 mit dem XML Element <text:span text:style-name="T1">mapped </text:span>- <text:span text:style-name="T1">name </text:span>gesetzt. </text:p>
      <text:p text:style-name="Textkörper.noindent"><draw:frame draw:style-name="fr3" draw:name="Rahmen10" text:anchor-type="paragraph" fo:min-width="16.999cm" style:rel-width="100%" draw:z-index="13"><draw:text-box fo:min-height="0.499cm"><text:p text:style-name="P13"><text:span text:style-name="T3">InitialContext</text:span><text:span text:style-name="T10"> </text:span><text:span text:style-name="T3">initialContext</text:span><text:span text:style-name="T10"> </text:span><text:span text:style-name="T3">=</text:span><text:span text:style-name="T10"> </text:span><text:span text:style-name="T5">new</text:span><text:span text:style-name="T10"> </text:span><text:span text:style-name="T3">InitialContext(properties);</text:span></text:p><text:p text:style-name="P12"><text:span text:style-name="T10"><text:tab/><text:tab/></text:span><text:span text:style-name="T3">EjbProductDataProviderFactory</text:span><text:span text:style-name="T10"> </text:span><text:span text:style-name="T3">pdpFactory</text:span><text:span text:style-name="T10"> </text:span><text:span text:style-name="T3">=</text:span><text:span text:style-name="T10"> </text:span><text:span text:style-name="T5">new</text:span><text:span text:style-name="T10"> </text:span><text:span text:style-name="T3">EjbProductDataProviderFactory(</text:span></text:p><text:p text:style-name="P12"><text:span text:style-name="T10"><text:tab/><text:tab/><text:tab/><text:tab/></text:span><text:span text:style-name="T8">"HausratProductDataProviderDemo"</text:span><text:span text:style-name="T3">,</text:span><text:span text:style-name="T10"> </text:span><text:span text:style-name="T3">initialContext);</text:span></text:p><text:p text:style-name="P12"/><text:p text:style-name="P12"><text:span text:style-name="T10"><text:tab/></text:span><text:span text:style-name="T7">repositoryManager</text:span><text:span text:style-name="T10"> </text:span><text:span text:style-name="T3">=</text:span><text:span text:style-name="T10"> </text:span><text:span text:style-name="T5">new</text:span><text:span text:style-name="T13"> </text:span><text:span text:style-name="T3">DetachedContentRuntimeRepositoryManager.Builder(</text:span></text:p><text:p text:style-name="P12"><text:span text:style-name="T10"><text:tab/><text:tab/><text:tab/><text:tab/></text:span><text:span text:style-name="T3">pdpFactory).setFormulaEvaluatorFactory(</text:span></text:p><text:p text:style-name="P11"><text:span text:style-name="T12"><text:tab/><text:tab/><text:tab/><text:tab/></text:span><text:span text:style-name="T6">new</text:span><text:span text:style-name="T12"> </text:span><text:span text:style-name="T4">GroovyFormulaEvaluatorFactory()).build();</text:span></text:p><text:p text:style-name="P25"/><text:p text:style-name="P26">Listing 2: Initialisierung des Repository Managers</text:p></draw:text-box></draw:frame><text:bookmark text:name="x1-13001r3"/><text:bookmark text:name="x1-13002"/><text:soft-page-break/></text:p>
      <text:p text:style-name="Textkörper.noindent">Wenn der Manager initialisiert ist, kann eine Abfrage beginnen. Im Beispiel wird ein neuer HausratVertrag in der Methode <text:span text:style-name="T1">createHausratVertrag </text:span>erstellt. Dazu wird, wie in Listing 3 gezeigt zunächst das aktuelle Runtime Repository vom Manager abgefragt. </text:p>
      <text:p text:style-name="Textkörper.noindent"><draw:frame draw:style-name="fr3" draw:name="Rahmen11" text:anchor-type="paragraph" fo:min-width="16.999cm" style:rel-width="100%" draw:z-index="14"><draw:text-box fo:min-height="0.499cm"><text:p text:style-name="P11"><text:span text:style-name="T4">IRuntimeRepository</text:span><text:span text:style-name="T12"> </text:span><text:span text:style-name="T4">repository</text:span><text:span text:style-name="T12"> </text:span><text:span text:style-name="T4">=</text:span><text:span text:style-name="T12"> </text:span>repositoryManager<text:span text:style-name="T4">.getActualRuntimeRepository();</text:span></text:p><text:p text:style-name="P25"/><text:p text:style-name="P26">Listing 3: Aktuelles Repository vom Manager abrufen</text:p></draw:text-box></draw:frame>Alle weiteren Operationen werden auf diesem Repository ausgeführt. Dabei ist zu beachten, dass in den Produktobjekten und damit indirekt auch in den Vertragsobjekten eine Referenz auf das Repository gehalten wird. Solange wir mit diesen Instanzen arbeiten, wird dieses Repository immer wieder abgefragt. Der Anwendungsentwickler muss daher darauf achten, dass über die gesamte Abfrage - im Beispiel: solange das Objekt <text:span text:style-name="T1">vertrag </text:span>verwendet wird - auf die Exception <text:span text:style-name="T1">DataModifiedRuntimeException </text:span>geachtet wird. </text:p>
      <text:p text:style-name="Textkörper.noindent">Um den <text:span text:style-name="T1">EjbProductDataProvider </text:span>zu verwenden muss die Applikation neben den Faktor IPS Runtime abhängigkeiten und dem Modellklassen folgende Bibliotheken referenzieren: </text:p>
      <text:list xml:id="list967206476" text:style-name="L2">
        <text:list-item>
          <text:p text:style-name="P21">faktorips-runtime.productdataprovider.ejbclient </text:p>
        </text:list-item>
        <text:list-item>
          <text:p text:style-name="P21">faktorips-runtime.productdataservice.common.jar </text:p>
        </text:list-item>
        <text:list-item>
          <text:p text:style-name="P21">faktorips-runtime.groovy.jar (wenn die Formeln mit Groovy ausgeführt </text:p>
        </text:list-item>
        <text:list-item>
          <text:p text:style-name="P18">Groovy-All<text:bookmark text:name="x1-13016f9"/><text:note text:id="ftn9" text:note-class="footnote"><text:note-citation>9</text:note-citation><text:note-body><text:p text:style-name="Footnote">http://groovy.codehaus.org/ </text:p></text:note-body></text:note> (ab Version 1.6.0) werden sollen)</text:p>
        </text:list-item>
      </text:list>
      <text:h text:style-name="Heading_20_2" text:outline-level="2">6 <text:bookmark text:name="x1-140005"/>Implementierung eigener Product-Data-Providers</text:h>
      <text:p text:style-name="Textkörper.noindent">Ziel des Separaten Deployments von Produktdaten ist es, die Produktdaten unabhängig von der Applikation ausliefern zu können. Dabei ist es nicht nur möglich, die Daten von einem Service abzurufen. Auch die Abfrage einer Datenbank ist mit geringem Aufwand möglich. Die eigentliche Abfrage der Daten ist dazu unabhängig von der Implementierung von <text:span text:style-name="T1">DerivedContentRuntimeRepository</text:span>. Das Repository ruft über das Interface <text:span text:style-name="T1">IProductDataProvider </text:span>die Methoden zur Abfrage der Produktdaten auf. Zur Instantiierung des konkreten Product-Data-Providers erhält das Runtime Repository eine <text:span text:style-name="T1">ProductDataProviderFactory</text:span>. </text:p>
      <text:p text:style-name="Textkörper.noindent">Das Interface <text:span text:style-name="T1">IProductDataProvider </text:span>beinhaltet Methoden um die unterschiedlichen Produktdaten (ProductComponent, TableContent, EnumValue, …) abzufragen. Außerdem kann das Repository die aktuelle Table-Of-Content laden und die Version der Produktdaten abfragen. </text:p>
      <text:p text:style-name="Textkörper.noindent">Um festzustellen, ob zwei Versionen kompatibel sind, wird in der Abstrakten Implementierung <text:span text:style-name="T1">AbstractProductDataProvider </text:span>ein <text:span text:style-name="T1">IVersionChecker </text:span>verwendet. Die Überprüfung der Kompatibilität wird dadurch ausgelagert und kann je nach Umfeld verändert werden. Denkbar wäre beispielsweise, <text:soft-page-break/>dass zwei Versionen kompatibel sind, wenn Major- und Minor-Version gleich sind, jedoch die Micro-Version abweicht. </text:p>
      <text:p text:style-name="Textkörper.noindent">Zusammenfassend müssen zur Implementierung eigener Product-Data-Providers folgende Interfaces implementiert werden: </text:p>
      <text:list xml:id="list1881889333" text:style-name="L3">
        <text:list-item>
          <text:p text:style-name="P22"><text:span text:style-name="T1">IProductDataProvider </text:span>zur Abfrage der Daten und der Version - optional kann die Abstrakte Klasse <text:span text:style-name="T1">AbstractProductDataProvider </text:span>verwendet werden </text:p>
        </text:list-item>
        <text:list-item>
          <text:p text:style-name="P22"><text:span text:style-name="T1">IProductDataProviderFactory </text:span>zum Erstellen des eigenen Product-Data-Providers </text:p>
        </text:list-item>
        <text:list-item>
          <text:p text:style-name="P19">Optional eine eigene Implementierung von <text:span text:style-name="T1">IVersionChecker</text:span></text:p>
        </text:list-item>
      </text:list>
      <text:p text:style-name="Textkörper.noindent">Weitere Dokumentation zur Implementierung der einzelnen Interfaces befindet sich im JavaDoc. </text:p>
      <text:h text:style-name="Heading_20_1" text:outline-level="1">Literatur</text:h>
      <text:p text:style-name="Text_20_body">[1]<text:tab/>Joshua Bloch, Effective Java (2nd edition) (the java series), Prentice Hall PTR, Upper <text:line-break/><text:tab/>Saddle River, NJ, USA, 2008.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2" svg:font-family="Tahoma"/>
    <style:font-face style:name="Courier 10 Pitch" svg:font-family="'Courier 10 Pitch'" style:font-pitch="fixed"/>
    <style:font-face style:name="Monospace" svg:font-family="Monospace"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style:font-face style:name="Lucida Sans Unicode2" svg:font-family="'Lucida Sans Unicode'"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58cm" draw:rotation="0"/>
    <draw:opacity draw:name="Transparency_20_15" draw:display-name="Transparency 15" draw:style="linear" draw:start="70%" draw:end="30%" draw:angle="0" draw:border="50%"/>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2" style:font-size-asian="14pt" style:font-name-complex="Tahoma1"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margin-top="0cm" fo:margin-bottom="0.21cm" style:shadow="none"/>
    </style:style>
    <style:style style:name="Frame_20_contents" style:display-name="Frame contents" style:family="paragraph" style:parent-style-name="Text_20_body"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ext"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ourcecode" style:family="paragraph" style:parent-style-name="Text_20_body" style:class="text">
      <style:paragraph-properties fo:margin-top="0cm" fo:margin-bottom="0cm" fo:text-align="start" style:justify-single-word="false">
        <style:tab-stops/>
      </style:paragraph-properties>
      <style:text-properties style:font-name="Courier New" fo:font-size="8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Hinweis" style:family="paragraph" style:parent-style-name="Text_20_body" style:class="text">
      <style:paragraph-properties fo:background-color="#ccccff" fo:padding="0.25cm" fo:border="0.018cm solid #333366" style:shadow="none">
        <style:drop-cap style:lines="3" style:distance="0.3cm" style:style-name="Emphasis"/>
        <style:background-image/>
      </style:paragraph-properties>
      <style:text-properties fo:font-style="italic"/>
    </style:style>
    <style:style style:name="Table" style:family="paragraph" style:parent-style-name="Caption" style:class="extra"/>
    <style:style style:name="Textkörper.noindent" style:family="paragraph" style:parent-style-name="Text_20_body"/>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DejaVu Sans" style:font-size-complex="10pt" style:font-weight-complex="bold"/>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Example" style:family="text">
      <style:text-properties style:font-name="Courier New1" style:font-name-asian="Courier New1" style:font-name-complex="Courier New1"/>
    </style:style>
    <style:style style:name="User_20_Entry" style:display-name="User Entry"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ourier New1" style:font-name-asian="Courier New1" style:font-name-complex="Courier New1"/>
    </style:style>
    <style:style style:name="GUI-Referenz" style:family="text">
      <style:text-properties style:font-name="Arial" fo:font-size="10pt" fo:font-style="normal" fo:background-color="#ffffff" style:font-size-asian="10pt" style:font-size-complex="10pt"/>
    </style:style>
    <style:style style:name="FIPS-Identifier" style:family="text">
      <style:text-properties fo:font-style="italic" style:font-style-asian="italic" style:font-style-complex="italic"/>
    </style:style>
    <style:style style:name="Code-Referenz" style:family="text">
      <style:text-properties style:use-window-font-color="true" style:font-name="Courier New1" fo:font-size="10pt" style:font-name-asian="Courier New1" style:font-size-asian="10pt" style:font-name-complex="Courier New1"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sourcecode" style:family="graphic" style:parent-style-name="Frame">
      <style:graphic-properties svg:width="16.999cm" fo:min-width="100%" fo:min-height="0.499cm" text:anchor-type="paragraph" svg:x="0cm" svg:y="0.201cm" fo:margin-left="0.201cm" fo:margin-right="0.201cm" fo:margin-top="0.201cm" fo:margin-bottom="0.201cm" style:wrap="none" style:vertical-pos="top" style:vertical-rel="paragraph-content" style:horizontal-pos="center" style:horizontal-rel="paragraph" fo:background-color="#ffffcc" style:background-transparency="50%" fo:padding="0.15cm" fo:border="0.002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fo:padding="0cm" fo:border-left="none" fo:border-right="none" fo:border-top="0.002cm solid #000000" fo:border-bottom="none" style:shadow="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Faktor Zehn AG<text:tab/><text:subject/><text:tab/><text:page-number text:select-page="current">8</text:page-number></text:p>
      </style:footer>
    </style:master-page>
    <style:master-page style:name="First_20_Page" style:display-name="First Page" style:page-layout-name="Mpm2" style:next-style-name="Standard">
      <style:footer>
        <text:p text:style-name="MP1">© Faktor Zehn AG<text:tab/><text:subject/><text:tab/><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Gunnar Tacke</meta:initial-creator>
    <meta:creation-date>2009-04-17T09:58:01</meta:creation-date>
    <dc:date>2010-09-02T11:15:29</dc:date>
    <meta:editing-cycles>31</meta:editing-cycles>
    <meta:editing-duration>PT07H39M27S</meta:editing-duration>
    <meta:printed-by>Cornelius Dirmeier</meta:printed-by>
    <meta:print-date>2010-09-01T18:08:03</meta:print-date>
    <meta:document-statistic meta:table-count="0" meta:image-count="6" meta:object-count="0" meta:page-count="10" meta:paragraph-count="138" meta:word-count="2501" meta:character-count="19878"/>
    <meta:user-defined meta:name="Info 1"/>
    <meta:user-defined meta:name="Info 2"/>
    <meta:user-defined meta:name="Info 3"/>
    <meta:user-defined meta:name="Info 4"/>
  </office:meta>
</office:document-meta>
</file>